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Quotation · Conduction</text:h>
      <text:p text:style-name="Subtitle">Working copy. Editable in LibreOffice, OnlyOffice, or Microsoft Word. For pixel-accurate layout, see the canonical HTML.</text:p>
      <text:p text:style-name="Standard">Design system / Print /  Quotation</text:p>
      <text:h text:style-name="Heading_20_2" text:outline-level="2">Quotation</text:h>
      <text:p text:style-name="Standard">A4 portrait, NL canonical (EN reflowed). The outcome block leads, the line items follow, real signature space at the bottom for an ink autograph. The online-sign CTA + validity-stamp hex live in the accompanying email (preview/print/email-quotation.html); this PDF is the formal record. Filled "Acme BV" example below the empty template.</text:p>
      <text:p text:style-name="Standard">Filled example · Acme BV · Nederlands</text:p>
      <text:p text:style-name="Standard">CND-Q-2026-018</text:p>
      <text:p text:style-name="Standard">Wat je krijgt</text:p>
      <text:h text:style-name="Heading_20_2" text:outline-level="2">Eén auditbaar register voor Acme BV, in zeven weken live.</text:h>
      <text:list>
        <text:list-item>
          <text:p text:style-name="List">Vijf entiteiten in OpenRegister, met schema-validatie en audit-trail.</text:p>
        </text:list-item>
        <text:list-item>
          <text:p text:style-name="List">Import van 142 bestaande spreadsheets, validatiefouten zichtbaar.</text:p>
        </text:list-item>
        <text:list-item>
          <text:p text:style-name="List">Rolgebaseerde permissies, vakantieproof.</text:p>
        </text:list-item>
      </text:list>
      <text:p text:style-name="Standard">Datum 30 april 2026</text:p>
      <text:p text:style-name="Standard">Geldig tot 14 mei 2026</text:p>
      <text:p text:style-name="Standard">Doorlooptijd 7 weken</text:p>
      <text:p text:style-name="Standard">Betaling 30/40/30</text:p>
      <text:p text:style-name="Standard">Aan Acme BV · T.a.v. Marleen de Vries, IT-lead Postbus 100, 1234 AA Voorbeelderwijk</text:p>
      <text:p text:style-name="Standard">Werk &amp; uitkomst</text:p>
      <text:p text:style-name="Standard">Uren</text:p>
      <text:p text:style-name="Standard">Per uur</text:p>
      <text:p text:style-name="Standard">Subtotaal</text:p>
      <text:p text:style-name="Standard">Schema-werksessie</text:p>
      <text:p text:style-name="Standard">Vijf entiteiten vastgelegd, OpenRegister-schema commit-klaar.</text:p>
      <text:p text:style-name="Standard">8</text:p>
      <text:p text:style-name="Standard">€ 145</text:p>
      <text:p text:style-name="Standard">€ 1.160</text:p>
      <text:p text:style-name="Standard">Pilot-import + validatie</text:p>
      <text:p text:style-name="Standard">Drie zwaarste spreadsheets in staging, validatierapport.</text:p>
      <text:p text:style-name="Standard">16</text:p>
      <text:p text:style-name="Standard">€ 145</text:p>
      <text:p text:style-name="Standard">€ 2.320</text:p>
      <text:p text:style-name="Standard">Rollen + UI</text:p>
      <text:p text:style-name="Standard">Permissies per rol, OpenRegister UI live op interne URL.</text:p>
      <text:p text:style-name="Standard">24</text:p>
      <text:p text:style-name="Standard">€ 145</text:p>
      <text:p text:style-name="Standard">€ 3.480</text:p>
      <text:p text:style-name="Standard">Migratie + go-live</text:p>
      <text:p text:style-name="Standard">142 spreadsheets gemigreerd, productie-OpenRegister, training.</text:p>
      <text:p text:style-name="Standard">32</text:p>
      <text:p text:style-name="Standard">€ 145</text:p>
      <text:p text:style-name="Standard">€ 4.640</text:p>
      <text:p text:style-name="Standard">Subtotaal € 11.600,00</text:p>
      <text:p text:style-name="Standard">Btw 21% € 2.436,00</text:p>
      <text:p text:style-name="Standard">Totaal incl. btw € 14.036,00</text:p>
      <text:p text:style-name="Standard">Voor akkoord opdrachtgever</text:p>
      <text:p text:style-name="Standard">Marleen de Vries, Acme BV</text:p>
      <text:p text:style-name="Standard">Datum Plaats</text:p>
      <text:p text:style-name="Standard">Namens Conduction</text:p>
      <text:p text:style-name="Standard">Ruben van der Linde, CTO</text:p>
      <text:p text:style-name="Standard">Datum Plaats</text:p>
      <text:p text:style-name="Standard">Conduction BV · KvK 76741850 · BTW NL860784241B01 · IBAN NL51 ABNA 0868951550 conduction.nl · +31 85 303 6840</text:p>
      <text:p text:style-name="Standard">Empty template · placeholders only</text:p>
      <text:p text:style-name="Standard">{{ #ID }}</text:p>
      <text:p text:style-name="Standard">Wat je krijgt</text:p>
      <text:h text:style-name="Heading_20_2" text:outline-level="2">{{ One-sentence outcome with period. }}</text:h>
      <text:list>
        <text:list-item>
          <text:p text:style-name="List">{{ Concrete deliverable 1 }}</text:p>
        </text:list-item>
        <text:list-item>
          <text:p text:style-name="List">{{ Concrete deliverable 2 }}</text:p>
        </text:list-item>
        <text:list-item>
          <text:p text:style-name="List">{{ Concrete deliverable 3 }}</text:p>
        </text:list-item>
      </text:list>
      <text:p text:style-name="Standard">Datum {{ DD month YYYY }}</text:p>
      <text:p text:style-name="Standard">Geldig tot {{ DD month YYYY }}</text:p>
      <text:p text:style-name="Standard">Doorlooptijd {{ X weken }}</text:p>
      <text:p text:style-name="Standard">Betaling {{ 30/40/30 of bij oplevering }}</text:p>
      <text:p text:style-name="Standard">Aan {{ Bedrijfsnaam }} · T.a.v. {{ naam, rol }} {{ adres }}</text:p>
      <text:p text:style-name="Standard">Werk &amp; uitkomst</text:p>
      <text:p text:style-name="Standard">Uren</text:p>
      <text:p text:style-name="Standard">Per uur</text:p>
      <text:p text:style-name="Standard">Subtotaal</text:p>
      <text:p text:style-name="Standard">{{ Werk }}</text:p>
      <text:p text:style-name="Standard">{{ Concrete uitkomst, één zin. }}</text:p>
      <text:p text:style-name="Standard">{{ h }}</text:p>
      <text:p text:style-name="Standard">€ {{ rate }}</text:p>
      <text:p text:style-name="Standard">€ {{ subtotal }}</text:p>
      <text:p text:style-name="Standard">{{ Werk }}</text:p>
      <text:p text:style-name="Standard">{{ Concrete uitkomst. }}</text:p>
      <text:p text:style-name="Standard">{{ h }}</text:p>
      <text:p text:style-name="Standard">€ {{ rate }}</text:p>
      <text:p text:style-name="Standard">€ {{ subtotal }}</text:p>
      <text:p text:style-name="Standard">Subtotaal € {{ subtotal }}</text:p>
      <text:p text:style-name="Standard">Btw 21% € {{ vat }}</text:p>
      <text:p text:style-name="Standard">Totaal incl. btw € {{ total }}</text:p>
      <text:p text:style-name="Standard">Voor akkoord opdrachtgever</text:p>
      <text:p text:style-name="Standard">{{ naam }}</text:p>
      <text:p text:style-name="Standard">Datum Plaats</text:p>
      <text:p text:style-name="Standard">Namens Conduction</text:p>
      <text:p text:style-name="Standard">{{ naam, rol }}</text:p>
      <text:p text:style-name="Standard">Datum Plaats</text:p>
      <text:p text:style-name="Standard">Conduction BV · KvK 76741850 · BTW NL860784241B01 · IBAN NL51 ABNA 0868951550 conduction.nl</text:p>
      <text:p text:style-name="Standard">Why we built it this way</text:p>
      <text:h text:style-name="Heading_20_2" text:outline-level="2">The price is not the point</text:h>
      <text:p text:style-name="Standard">Conduction is moving into the MKB market. The buyer is an IT-lead or business owner who decides in days, not a procurement committee that decides in months. The quote has to feel like one person talking to another — outcome first, price second, "we" instead of "de Oplossing". Most quotes lead with line items and lose that buyer at the total.</text:p>
      <text:list>
        <text:list-item>
          <text:p text:style-name="List">MKB-direct, person-to-person. "Marleen, hierbij ons aanbod..." not "Geachte heer/mevrouw". The reader is the same person we'll be working with for the next seven weeks; the quote opens that working relationship, not a vendor handshake.</text:p>
        </text:list-item>
        <text:list-item>
          <text:p text:style-name="List">Outcome block, top of page. A cobalt-50 panel with an orange edge, "Wat je krijgt" + one sentence + three deliverables. The MKB-IT-lead reads this in 30 seconds and decides whether to keep reading. Skim-readable on purpose.</text:p>
        </text:list-item>
        <text:list-item>
          <text:p text:style-name="List">Line items show what was delivered, not just hours. Every row has a small "Concrete uitkomst" sub-line. "8 hours" tells you nothing; "Vijf entiteiten vastgelegd, OpenRegister-schema commit-klaar" tells you everything. MKB buyers don't have a procurement department to translate the hours into outcomes for them.</text:p>
        </text:list-item>
        <text:list-item>
          <text:p text:style-name="List">Real ink space above the signature lines. Each signoff box reserves ~28mm of empty room above its line for a handwritten autograph. Caption + name sit underneath. The paper path stays a real signing path, not a placeholder.</text:p>
        </text:list-item>
        <text:list-item>
          <text:p text:style-name="List">Action lives in the email, not the PDF. The "Onderteken online" CTA + orange validity-stamp hex live in email-quotation.html, not on this paper. Reasoning: the email is the first thing the MKB-buyer sees and where they click; the PDF is the formal record they save. No need to duplicate the action.</text:p>
        </text:list-item>
        <text:list-item>
          <text:p text:style-name="List">Plex Mono numerals. Tabular numerals in IBM Plex Mono on every euro figure, alignment is automatic. The vibe is "competent friend who runs the numbers", not "enterprise vendor in a suit".</text:p>
        </text:list-item>
        <text:list-item>
          <text:p text:style-name="List">Two signature boxes, equal weight. Opdrachtgever en Conduction side-by-side. Not "please sign here", a mutual commitment. Same dynamic between two people who'll be talking weekly.</text:p>
        </text:list-item>
        <text:list-item>
          <text:p text:style-name="List">30/40/30 betalingsschema as default. Surfaced in the meta-row, no buried payment-terms paragraph. MKB cash-flow respect: the buyer knows up-front when each instalment hits.</text:p>
        </text:list-item>
      </text:list>
      <text:p text:style-name="Standard">A4 · NL canonical, EN reflowed (same structure) · --bleed 0 · placeholders use {{ }} for search-replace · MKB-direct copy: see /preview/identity/voice.html and audience.html</text:p>
      <text:p text:style-name="Standard">tokens.css · hex-bullet icon · .paper--A4 · invoice chassis sibling · email-quotation as the deliverable wrapper ·
        MKB-direct copy from voice + audience</text:p>
      <text:p text:style-name="Footer">Canonical layout: https://design-system.conduction.nl/preview/print/quotation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Quotation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